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94e6"/>
    </style:style>
    <style:style style:name="T1" style:family="text">
      <style:text-properties officeooo:rsid="00123ef1"/>
    </style:style>
    <style:style style:name="T2" style:family="text">
      <style:text-properties officeooo:rsid="001335aa"/>
    </style:style>
    <style:style style:name="T3" style:family="text">
      <style:text-properties officeooo:rsid="0013be13"/>
    </style:style>
    <style:style style:name="T4" style:family="text">
      <style:text-properties officeooo:rsid="00143b6b"/>
    </style:style>
    <style:style style:name="T5" style:family="text">
      <style:text-properties officeooo:rsid="001780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<text:span text:style-name="T1">Team MixTape</text:span></text:p>
      <text:p text:style-name="Standard">// <text:span text:style-name="T1">October 6, 2016</text:span></text:p>
      <text:p text:style-name="Standard">// <text:span text:style-name="T1">CS 485</text:span></text:p>
      <text:p text:style-name="Standard">// <text:span text:style-name="T1">TPS: Needs and Requirements</text:span></text:p>
      <text:p text:style-name="Standard"/>
      <text:p text:style-name="P1"><text:tab/><text:span text:style-name="T1">Our musical project involves the understanding of the user’s previous knowledge of music </text:span></text:p>
      <text:p text:style-name="P1"/>
      <text:p text:style-name="P1"><text:span text:style-name="T1">theory and how we can provide and convey that knowledge to the user through a music editing </text:span></text:p>
      <text:p text:style-name="P1"/>
      <text:p text:style-name="P1"><text:span text:style-name="T1">program. This program will be different from other musical editors in the sense that not only will we </text:span></text:p>
      <text:p text:style-name="P1"/>
      <text:p text:style-name="P1"><text:span text:style-name="T1">allow the user to edit their musical masterpiece the way they find pleasing, but we want the user to </text:span></text:p>
      <text:p text:style-name="P1"/>
      <text:p text:style-name="P1"><text:span text:style-name="T1">understand the brilliance of music theory and how our program can teach them the information they </text:span></text:p>
      <text:p text:style-name="P1"/>
      <text:p text:style-name="P1"><text:span text:style-name="T1">need about music theory through musical production. We feel that it’s a great importance for the user to </text:span></text:p>
      <text:p text:style-name="P1"/>
      <text:p text:style-name="P1"><text:span text:style-name="T1">know the science behind music theory, especially if they constantly like to edit their music, because it </text:span></text:p>
      <text:p text:style-name="P1"/>
      <text:p text:style-name="P1"><text:span text:style-name="T1">provides a great insight on the sheer genius behind making and editing music. To accomplish such a </text:span></text:p>
      <text:p text:style-name="P1"/>
      <text:p text:style-name="P1"><text:span text:style-name="T1">task, we provided a questionnaire to friends and random strangers around campus to get a better insight </text:span></text:p>
      <text:p text:style-name="P1"/>
      <text:p text:style-name="P1"><text:span text:style-name="T1">of how much knowledge a user might already know about music theory based on passed music editing </text:span></text:p>
      <text:p text:style-name="P1"/>
      <text:p text:style-name="P1"><text:span text:style-name="T1">programs they have used or even learning about music theory prior to using any music editors. The </text:span></text:p>
      <text:p text:style-name="P1"/>
      <text:p text:style-name="P1"><text:span text:style-name="T1">questionnaire takers ranged in age between eighteen and twenty-six, with a wide diversity of majors, </text:span></text:p>
      <text:p text:style-name="P1"/>
      <text:p text:style-name="P1"><text:span text:style-name="T1">such as Business, Agriculture, Criminal Justice, and pre-medical students. We also included students </text:span></text:p>
      <text:p text:style-name="P1"/>
      <text:p text:style-name="P1"><text:span text:style-name="T1">that were undecided with their majors, as well as mixing up the genders (giving the questionnaire to </text:span></text:p>
      <text:p text:style-name="P1"/>
      <text:p text:style-name="P1"><text:span text:style-name="T1">both males and females).</text:span></text:p>
      <text:p text:style-name="Standard"><text:tab/></text:p>
      <text:p text:style-name="P1"><text:tab/><text:span text:style-name="T2">Based off of the results of the questionnaires, we could clearly see that about ninety percent of </text:span></text:p>
      <text:p text:style-name="P1"/>
      <text:p text:style-name="P1"><text:span text:style-name="T2">students felt either comfortable or very comfortable with music theory. Of those ninety percent, about </text:span></text:p>
      <text:p text:style-name="P1"/>
      <text:p text:style-name="P1"><text:span text:style-name="T2">eighty percent of those students have played instruments or have at least attempted to write their own </text:span></text:p>
      <text:p text:style-name="P1"/>
      <text:p text:style-name="P1"><text:span text:style-name="T2">music. According to the data, about ninety percent of those students also felt at least comfortable with </text:span></text:p>
      <text:p text:style-name="P1"/>
      <text:p text:style-name="P1"><text:span text:style-name="T2">using computers. This tells us that most students already have a basic understanding of what music </text:span></text:p>
      <text:p text:style-name="P1"/>
      <text:p text:style-name="P1"><text:span text:style-name="T2">theory is based off of playing instruments and writing their own music themselves. This data also tells </text:span></text:p>
      <text:p text:style-name="P1"/>
      <text:p text:style-name="P1"><text:span text:style-name="T2">us that since they have at least the basic knowledge they need to work a computer, they would more </text:span></text:p>
      <text:p text:style-name="P1"/>
      <text:p text:style-name="P1"><text:soft-page-break/><text:span text:style-name="T2">than likely be able to use a music editor to produce and edit their music. However, this did not happen </text:span></text:p>
      <text:p text:style-name="P1"/>
      <text:p text:style-name="P1"><text:span text:style-name="T2">to be the case, based on the data we received from the questionnaire.</text:span></text:p>
      <text:p text:style-name="Standard"/>
      <text:p text:style-name="P1"><text:tab/><text:span text:style-name="T3">Based off of the raw data received from the questionnaire, only fifty percent of the students </text:span></text:p>
      <text:p text:style-name="P1"/>
      <text:p text:style-name="P1"><text:span text:style-name="T3">have actually used a music editor before, such as Garageband, Audacity, and Autotune. Most of these </text:span></text:p>
      <text:p text:style-name="P1"/>
      <text:p text:style-name="P1"><text:span text:style-name="T3">students used these music editors to create/edit music and found these music editors to not be user </text:span></text:p>
      <text:p text:style-name="P1"/>
      <text:p text:style-name="P1"><text:span text:style-name="T3">friendly, in the sense that it was too complicated for the user to figure out on their own, or they were </text:span></text:p>
      <text:p text:style-name="P1"/>
      <text:p text:style-name="P1"><text:span text:style-name="T3">too basic of music programs with not enough options and functionality to it. Out of these past users of </text:span></text:p>
      <text:p text:style-name="P1"/>
      <text:p text:style-name="P1"><text:span text:style-name="T3">other music editors, only about fifty percent of them said that after they used their music editors, they </text:span></text:p>
      <text:p text:style-name="P1"/>
      <text:p text:style-name="P1"><text:span text:style-name="T3">gained at least some knowledge about music theory, but not as much as they’d hope to gain. This also </text:span></text:p>
      <text:p text:style-name="P1"/>
      <text:p text:style-name="P1"><text:span text:style-name="T3">transpired in having eighty percent of these past music editor program users wanting to know a little </text:span></text:p>
      <text:p text:style-name="P1"/>
      <text:p text:style-name="P1"><text:span text:style-name="T3">more about music theory. </text:span></text:p>
      <text:p text:style-name="Standard"/>
      <text:p text:style-name="P1"><text:tab/><text:span text:style-name="T4">Based on this data, we can make basis for what we will need and what will be required of us to </text:span></text:p>
      <text:p text:style-name="P1"/>
      <text:p text:style-name="P1"><text:span text:style-name="T4">accomplish our task of creating a music editor program that helps the user learn more about music </text:span></text:p>
      <text:p text:style-name="P1"/>
      <text:p text:style-name="P1"><text:span text:style-name="T4">theory. First, we will need to add plenty of helpful functions that the user will be able to use at their </text:span></text:p>
      <text:p text:style-name="P1"/>
      <text:p text:style-name="P1"><text:span text:style-name="T4">disposal to help edit their musical masterpiece. More over, we will need to have plenty of description </text:span></text:p>
      <text:p text:style-name="P1"/>
      <text:p text:style-name="P1"><text:span text:style-name="T4">for each tool used in our program, that way the user will have all questions or concerns clarified about </text:span></text:p>
      <text:p text:style-name="P1"/>
      <text:p text:style-name="P1"><text:span text:style-name="T4">the purpose of each music editing tool. It will be in our best interest to clearly clarify to the user that </text:span></text:p>
      <text:p text:style-name="P1"/>
      <text:p text:style-name="P1"><text:span text:style-name="T4">our program is meant for editing purposes only, not creating and recording musical mater pieces from </text:span></text:p>
      <text:p text:style-name="P1"/>
      <text:p text:style-name="P1"><text:span text:style-name="T4">scratch. We also will want to clarify to the user that out program is meant to help them understand the </text:span></text:p>
      <text:p text:style-name="P1"/>
      <text:p text:style-name="P1"><text:span text:style-name="T4">science behind music theory and clearly state the benefits of knowing what music theory is. Once we </text:span></text:p>
      <text:p text:style-name="P1"/>
      <text:p text:style-name="P1"><text:span text:style-name="T4">clarify all aspects of our program to the user to make our music editing program more user friendly, </text:span></text:p>
      <text:p text:style-name="P1"/>
      <text:p text:style-name="P1"><text:span text:style-name="T4">then we can focus on refining other musical programs to fit both our needs as the </text:span></text:p>
      <text:p text:style-name="P1"/>
      <text:p text:style-name="P1"><text:span text:style-name="T4">programmers/designers and the user’s needs to edit their music. </text:span></text:p>
      <text:p text:style-name="Standard"/>
      <text:p text:style-name="P1"><text:tab/><text:span text:style-name="T5">The next step in figuring out the needs and requirements of both our program and the users is </text:span></text:p>
      <text:p text:style-name="P1"/>
      <text:p text:style-name="P1"><text:span text:style-name="T5">refining our ideas to match the users based on the previous music editing programs they have used. </text:span></text:p>
      <text:p text:style-name="P1"><text:soft-page-break/></text:p>
      <text:p text:style-name="P1"><text:span text:style-name="T5">Since most of these music editing users like the use of musical loops, samples, and having the ability to </text:span></text:p>
      <text:p text:style-name="P1"/>
      <text:p text:style-name="P1"><text:span text:style-name="T5">edit the audio, we will definitely consider utilizing these tools and functions in helping the user learn </text:span></text:p>
      <text:p text:style-name="P1"/>
      <text:p text:style-name="P1"><text:span text:style-name="T5">more about music theory and how it pertains to their music editing skills. We’ll also focus on adding </text:span></text:p>
      <text:p text:style-name="P1"/>
      <text:p text:style-name="P1"><text:span text:style-name="T5">more tools and functionality that emphasizes around understanding music theory better, so the user will </text:span></text:p>
      <text:p text:style-name="P1"/>
      <text:p text:style-name="P1"><text:span text:style-name="T5">have more options they see fit to edit their music as well as get the opportunity to learn more about </text:span></text:p>
      <text:p text:style-name="P1"/>
      <text:p text:style-name="P1"><text:span text:style-name="T5">music theory. Finally, we will provide constraints to the user’s ability, such as providing maximum and </text:span></text:p>
      <text:p text:style-name="P1"/>
      <text:p text:style-name="P1"><text:span text:style-name="T5">minimum values for sound editing so the user does not risk blowing out their speakers, because they </text:span></text:p>
      <text:p text:style-name="P1"/>
      <text:p text:style-name="P1"><text:span text:style-name="T5">wanted to test the amplitude and frequency of a certain pitch to their song. We want the users to </text:span></text:p>
      <text:p text:style-name="P1"/>
      <text:p text:style-name="P1"><text:span text:style-name="T5">experience the full engagement of our music and audio editing program, but first and foremost, we </text:span></text:p>
      <text:p text:style-name="P1"/>
      <text:p text:style-name="P1"><text:span text:style-name="T5">want our program to be user friendly, so the user will understand clearly what each function does in our </text:span></text:p>
      <text:p text:style-name="P1"/>
      <text:p text:style-name="P1"><text:span text:style-name="T5">program and the limitations of what they can and simply can’t do based on the musical hardware they </text:span></text:p>
      <text:p text:style-name="P1"/>
      <text:p text:style-name="P1"><text:span text:style-name="T5">have. Through collecting this raw data, we have gained some insight to where we want to go for our </text:span></text:p>
      <text:p text:style-name="P1"/>
      <text:p text:style-name="P1"><text:span text:style-name="T5">project and what the user really wants to see in a music editing program. We still need to collect more </text:span></text:p>
      <text:p text:style-name="P1"/>
      <text:p text:style-name="P1"><text:span text:style-name="T5">data, so we can constantly refine our ideas to match that of the users, but we can definitely utilize the </text:span></text:p>
      <text:p text:style-name="P1"/>
      <text:p text:style-name="P1"><text:span text:style-name="T5">data we have now to start on our project and hopefully help people understand music theory better </text:span></text:p>
      <text:p text:style-name="P1"/>
      <text:p text:style-name="P1"><text:span text:style-name="T5">through simply editing their musical master piec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4:02:05.070691540</meta:creation-date>
    <dc:date>2016-10-06T15:21:26.128816375</dc:date>
    <meta:editing-duration>PT18M59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3" meta:paragraph-count="68" meta:word-count="1072" meta:character-count="6160" meta:non-whitespace-character-count="5088"/>
  </office:meta>
</office:document-meta>
</file>